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15.24mm"/>
    </style:style>
    <style:style style:name="co2" style:family="table-column">
      <style:table-column-properties fo:break-before="auto" style:column-width="60.68mm"/>
    </style:style>
    <style:style style:name="ro1" style:family="table-row">
      <style:table-row-properties style:row-height="9.07mm" fo:break-before="auto" style:use-optimal-row-height="true"/>
    </style:style>
    <style:style style:name="ro2" style:family="table-row">
      <style:table-row-properties style:row-height="30.25mm" fo:break-before="auto" style:use-optimal-row-height="true"/>
    </style:style>
    <style:style style:name="ro3" style:family="table-row">
      <style:table-row-properties style:row-height="13.3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17.55mm" fo:break-before="auto" style:use-optimal-row-height="true"/>
    </style:style>
    <style:style style:name="ro8" style:family="table-row">
      <style:table-row-properties style:row-height="4.83mm" fo:break-before="auto" style:use-optimal-row-height="true"/>
    </style:style>
    <style:style style:name="ro9" style:family="table-row">
      <style:table-row-properties style:row-height="21.78mm" fo:break-before="auto" style:use-optimal-row-height="true"/>
    </style:style>
    <style:style style:name="ro10" style:family="table-row">
      <style:table-row-properties style:row-height="16.67mm" fo:break-before="auto" style:use-optimal-row-height="true"/>
    </style:style>
    <style:style style:name="ro11" style:family="table-row">
      <style:table-row-properties style:row-height="26.02mm" fo:break-before="auto" style:use-optimal-row-height="true"/>
    </style:style>
    <style:style style:name="ro12" style:family="table-row">
      <style:table-row-properties style:row-height="8.57mm" fo:break-before="auto" style:use-optimal-row-height="true"/>
    </style:style>
    <style:style style:name="ro13" style:family="table-row">
      <style:table-row-properties style:row-height="12.63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hyphenate="true"/>
    </style:style>
    <style:style style:name="ce3" style:family="table-cell" style:parent-style-name="Default">
      <style:table-cell-properties fo:wrap-option="wrap" style:vertical-align="top"/>
      <style:text-properties style:font-name="Liberation Sans" style:font-name-asian="Noto Sans CJK TC Regular" style:font-name-complex="Noto Sans CJK TC Regular" fo:hyphenate="true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number-columns-repeated="1023" table:default-cell-style-name="ce2"/>
        <table:table-row table:style-name="ro1">
          <table:table-cell office:value-type="string" calcext:value-type="string">
            <text:p>level no.</text:p>
          </table:table-cell>
          <table:table-cell table:style-name="ce1" office:value-type="string" calcext:value-type="string">
            <text:p>short description</text:p>
          </table:table-cell>
          <table:table-cell table:style-name="ce1" office:value-type="string" calcext:value-type="string">
            <text:p>rating Andreas</text:p>
          </table:table-cell>
          <table:table-cell table:style-name="ce1" office:value-type="string" calcext:value-type="string">
            <text:p>rating Uli</text:p>
          </table:table-cell>
          <table:table-cell table:style-name="ce1" office:value-type="string" calcext:value-type="string">
            <text:p>decision (A)</text:p>
          </table:table-cell>
          <table:table-cell table:style-name="ce1" table:number-columns-repeated="101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quare symmetrical level, castle in the centre, 4 apples</text:p>
          </table:table-cell>
          <table:table-cell office:value-type="string" calcext:value-type="string">
            <text:p>A: quite difficult for a starter, rather put this somewhere later. - But then, there are no special effects, is it good enough? A: may be we should simply reduce the size of this level (removing the outer ways)</text:p>
          </table:table-cell>
          <table:table-cell office:value-type="string" calcext:value-type="string">
            <text:p>hard, classic, big, boring, frustrating</text:p>
          </table:table-cell>
          <table:table-cell office:value-type="string" calcext:value-type="string">
            <text:p>REMOVE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ort of a wide screen level, 1 rock, pills, 3 apples, castle centred</text:p>
          </table:table-cell>
          <table:table-cell office:value-type="string" calcext:value-type="string">
            <text:p>A: medium difficulty</text:p>
          </table:table-cell>
          <table:table-cell office:value-type="string" calcext:value-type="string">
            <text:p>hard, frustrating, classic plus rock and rockme, challenge: time use not all powerpills</text:p>
          </table:table-cell>
          <table:table-cell office:value-type="string" calcext:value-type="string">
            <text:p>EDIT</text:p>
          </table:table-cell>
          <table:table-cell table:number-columns-repeated="1019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any vertical exits, no scrolling </text:p>
          </table:table-cell>
          <table:table-cell office:value-type="string" calcext:value-type="string">
            <text:p>A: quite difficult, especially the exits/entries - not sure if this is a good beginners level . .</text:p>
          </table:table-cell>
          <table:table-cell office:value-type="string" calcext:value-type="string">
            <text:p>classic, easy, challenges: don't eat all powerpills, time</text:p>
          </table:table-cell>
          <table:table-cell office:value-type="string" calcext:value-type="string">
            <text:p>EDIT, find good position in list</text:p>
          </table:table-cell>
          <table:table-cell table:number-columns-repeated="1019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jpills-only level, 1 apple(!), kill-all-ghosts-field</text:p>
          </table:table-cell>
          <table:table-cell office:value-type="string" calcext:value-type="string">
            <text:p>A: easy, fun</text:p>
          </table:table-cell>
          <table:table-cell office:value-type="string" calcext:value-type="string">
            <text:p>easy and nice, jumping pills and accelerator, dangerous powerpill, challenges: don't lose live (don't get poisoned), finish in time</text:p>
          </table:table-cell>
          <table:table-cell office:value-type="string" calcext:value-type="string">
            <text:p>KEEP, early on in the list</text:p>
          </table:table-cell>
          <table:table-cell table:number-columns-repeated="101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doors + keys level from ATARI version 0.8.15</text:p>
          </table:table-cell>
          <table:table-cell office:value-type="string" calcext:value-type="string">
            <text:p>A: medium to high difficulty, couldn't do it yet on the desktop, nor on the tablet, possibly too difficult? - A: too monotone, eating pills - do we need more fun elements in the level(s)? .</text:p>
          </table:table-cell>
          <table:table-cell office:value-type="string" calcext:value-type="string">
            <text:p>not too hard but difficult, doors, keys, ghosts, challenges: don't lose live, kill 5 ghosts with bombs</text:p>
          </table:table-cell>
          <table:table-cell office:value-type="string" calcext:value-type="string">
            <text:p>KEEP, EDIT, middle of the list</text:p>
          </table:table-cell>
          <table:table-cell table:number-columns-repeated="1019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simply a maze with pills and few apples</text:p>
          </table:table-cell>
          <table:table-cell office:value-type="string" calcext:value-type="string">
            <text:p>A: medium or higher difficulty; lost 2 lives at first attempt before finishing</text:p>
          </table:table-cell>
          <table:table-cell office:value-type="string" calcext:value-type="string">
            <text:p>classic, not too hard, challange: don't lose a live, don't use all the powerpills</text:p>
          </table:table-cell>
          <table:table-cell office:value-type="string" calcext:value-type="string">
            <text:p>KEEP, EDIT for more fun?</text:p>
          </table:table-cell>
          <table:table-cell table:number-columns-repeated="101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peep-hole-level with explosives, jpills, ...</text:p>
          </table:table-cell>
          <table:table-cell office:value-type="string" calcext:value-type="string">
            <text:p>peep-hole needs to go A: medium difficulty; requires some thinking</text:p>
          </table:table-cell>
          <table:table-cell office:value-type="string" calcext:value-type="string">
            <text:p>ok, one simple dynamite based solution, easy to mess up, challange: do not use killall pill?</text:p>
          </table:table-cell>
          <table:table-cell office:value-type="string" calcext:value-type="string">
            <text:p>KEEP, but remove peep-hole (A)</text:p>
          </table:table-cell>
          <table:table-cell table:number-columns-repeated="101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square level with many doors; player has to move from the centre to the outer edge opening and closing doors at the right time to keep the ghosts away</text:p>
          </table:table-cell>
          <table:table-cell office:value-type="string" calcext:value-type="string">
            <text:p>A: high difficulty, lots of fun, IIRC - but didn't manage to leave the first chamber without dying now (desktop). . .</text:p>
          </table:table-cell>
          <table:table-cell office:value-type="string" calcext:value-type="string">
            <text:p>keys, doors and ghosts, hard but fun, might be easier with distention kind of control. Challenge: only use so many keys</text:p>
          </table:table-cell>
          <table:table-cell office:value-type="string" calcext:value-type="string">
            <text:p>KEEP, put in a lower position, later in the game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ttle square pills level with 4 extra rocks. nothing special.</text:p>
          </table:table-cell>
          <table:table-cell office:value-type="string" calcext:value-type="string">
            <text:p>A: medium difficulty</text:p>
          </table:table-cell>
          <table:table-cell office:value-type="string" calcext:value-type="string">
            <text:p>ghost and rocks with rockmes. hard, frustrating, boring</text:p>
          </table:table-cell>
          <table:table-cell table:number-columns-repeated="1020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wide-screen level, jpills and rocks</text:p>
          </table:table-cell>
          <table:table-cell office:value-type="string" calcext:value-type="string">
            <text:p>A: simple; good enough? .</text:p>
          </table:table-cell>
          <table:table-cell office:value-type="string" calcext:value-type="string">
            <text:p>nice, simple, rocks and jumping pills, challenges: don't move any rock, eat single pill last, finish in specific time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ery wide level, pills, one-ways</text:p>
          </table:table-cell>
          <table:table-cell office:value-type="string" calcext:value-type="string">
            <text:p>A: easy, a little boring; any idea how to spice it up?</text:p>
          </table:table-cell>
          <table:table-cell office:value-type="string" calcext:value-type="string">
            <text:p>nice one way practice, challenges: time and treasure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(yet non-scrolling) infinite-world level with sparse walls, jpills, rocks should be scrolling x+y</text:p>
          </table:table-cell>
          <table:table-cell office:value-type="string" calcext:value-type="string">
            <text:p>A: medium difficulty - requires a radar screen or a large-enough display</text:p>
          </table:table-cell>
          <table:table-cell office:value-type="string" calcext:value-type="string">
            <text:p>nice rocks and jumping pills, challenges: time, rock clusters or formation</text:p>
          </table:table-cell>
          <table:table-cell table:number-columns-repeated="1020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level 1 of ATARI version 0.8.15, square, small, 1 exit/entry pair, hanky - but had zarathustra instead of hanky - reverted that</text:p>
          </table:table-cell>
          <table:table-cell table:style-name="ce3" office:value-type="string" calcext:value-type="string">
            <text:p>A: easy </text:p>
          </table:table-cell>
          <table:table-cell office:value-type="string" calcext:value-type="string">
            <text:p>simple level with bad ghost, relatively uninteresting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vil brain teaser with holes, pills and rocks, no ghosts</text:p>
          </table:table-cell>
          <table:table-cell office:value-type="string" calcext:value-type="string">
            <text:p>A: difficult - too difficult for our target group?</text:p>
          </table:table-cell>
          <table:table-cell office:value-type="string" calcext:value-type="string">
            <text:p>holes, pills, rocks, very difficult?</text:p>
          </table:table-cell>
          <table:table-cell table:number-columns-repeated="1020"/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extremely wide x-scrolling level</text:p>
          </table:table-cell>
          <table:table-cell office:value-type="string" calcext:value-type="string">
            <text:p>A: yet unplayed . .</text:p>
          </table:table-cell>
          <table:table-cell office:value-type="string" calcext:value-type="string">
            <text:p>snake level, two ghosts, nice</text:p>
          </table:table-cell>
          <table:table-cell table:number-columns-repeated="1020"/>
        </table:table-row>
        <table:table-row table:style-name="ro9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nice, lots of treasure, jumping pills, little tricky to catch but ok, a bit much walking, challenges: time, all treasures, <text:s/>specific treasures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ots of ghosts, teleporters, frustrating, very difficult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two ghosts, stones to move, difficult, slightly frustrating</text:p>
          </table:table-cell>
          <table:table-cell table:number-columns-repeated="1020"/>
        </table:table-row>
        <table:table-row table:style-name="ro8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could be nice, little cells, doors, <text:s/>dynamite, bombs, few ghosts, very hard with point control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 ghosts, oneways and holes, very nice to learn; challenge: get (n);all treasures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rocks ghost and teleporters: kill (n) all ghosts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everything explodes, <text:s/>solutions? run away or be smart during explosions?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nice, a bit too big, <text:s/>mirrors, challenge: collect less than 40 mirrors, time</text:p>
          </table:table-cell>
          <table:table-cell table:number-columns-repeated="1020"/>
        </table:table-row>
        <table:table-row table:style-name="ro8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8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8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8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8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8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walls of whisky, currently not testable as whisky is not implemented</text:p>
          </table:table-cell>
          <table:table-cell office:value-type="string" calcext:value-type="string">
            <text:p>A: doesn't look very promising to me. My vote: remove . .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zarathustra, dynamite and rocks A: relatively difficult . .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 this not the level one user on Atari took two weeks to solve?</text:p>
          </table:table-cell>
          <table:table-cell office:value-type="string" calcext:value-type="string">
            <text:p>A: difficult, much fun, brain teaser</text:p>
          </table:table-cell>
          <table:table-cell/>
          <table:table-cell office:value-type="string" calcext:value-type="string">
            <text:p>. .</text:p>
          </table:table-cell>
          <table:table-cell table:number-columns-repeated="1019"/>
        </table:table-row>
        <table:table-row table:style-name="ro8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8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8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extremely wide level, funny idea, but not finished</text:p>
          </table:table-cell>
          <table:table-cell office:value-type="string" calcext:value-type="string">
            <text:p>A: easy but pointless, except as a joke; should be finished/fixed or dropped. . .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ig level, many tasks, hanky, jpill, zarathustra</text:p>
          </table:table-cell>
          <table:table-cell office:value-type="string" calcext:value-type="string">
            <text:p>A: difficult, but interesting . .</text:p>
          </table:table-cell>
          <table:table-cell table:number-columns-repeated="1021"/>
        </table:table-row>
        <table:table-row table:style-name="ro8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arge square maze with pills, ghosts, skulls</text:p>
          </table:table-cell>
          <table:table-cell office:value-type="string" calcext:value-type="string">
            <text:p>A: medium to high difficulty, no brain teasing; I vote: remove</text:p>
          </table:table-cell>
          <table:table-cell office:value-type="string" calcext:value-type="string">
            <text:p>classic, very hard but doable, challenge: do not lose live, time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looks nice but unsolvable? Or are umbrellas given?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hard but funny, mirrors, ghosts: challenge?</text:p>
          </table:table-cell>
          <table:table-cell table:number-columns-repeated="1020"/>
        </table:table-row>
        <table:table-row table:style-name="ro8"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classic, hard, frustrating</text:p>
          </table:table-cell>
          <table:table-cell table:number-columns-repeated="1020"/>
        </table:table-row>
        <table:table-row table:style-name="ro8"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unsolvable? looks nice</text:p>
          </table:table-cell>
          <table:table-cell table:number-columns-repeated="1020"/>
        </table:table-row>
        <table:table-row table:style-name="ro8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7"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huge running, not too difficult, slightly boring, no idea of challenges, maybe add hard to get treasure?</text:p>
          </table:table-cell>
          <table:table-cell table:number-columns-repeated="1020"/>
        </table:table-row>
        <table:table-row table:style-name="ro8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crash</text:p>
          </table:table-cell>
          <table:table-cell table:number-columns-repeated="1020"/>
        </table:table-row>
        <table:table-row table:style-name="ro10">
          <table:table-cell office:value-type="float" office:value="47" calcext:value-type="float">
            <text:p>47</text:p>
          </table:table-cell>
          <table:table-cell office:value-type="string" calcext:value-type="string">
            <text:p>funny mini level, classic (was bonus?),</text:p>
          </table:table-cell>
          <table:table-cell/>
          <table:table-cell office:value-type="string" calcext:value-type="string">
            <text:p>funny mini level, classic (was bonus?), challenge, do not use both powerpills, do not kill the ghost</text:p>
          </table:table-cell>
          <table:table-cell office:value-type="string" calcext:value-type="string">
            <text:p>REMOVE – was done by Stefan, want to avoid problems – should be easy to create something similar if required.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lassic pills and ghosts level, square with two warp holes.</text:p>
          </table:table-cell>
          <table:table-cell office:value-type="string" calcext:value-type="string">
            <text:p>A: medium difficulty, action</text:p>
          </table:table-cell>
          <table:table-cell office:value-type="string" calcext:value-type="string">
            <text:p>classic, hard, boring?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Walls of rocks and ghosts, just one power cookie, one chocolate</text:p>
          </table:table-cell>
          <table:table-cell office:value-type="string" calcext:value-type="string">
            <text:p>A: medium difficulty, longish, but fun</text:p>
          </table:table-cell>
          <table:table-cell office:value-type="string" calcext:value-type="string">
            <text:p>fun, easy, ghosts and rocks, challenges: nobody must teleport, kill no ghost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asy, runlevel, challenges: eat jumping pills last, eat last pallet unpowered</text:p>
          </table:table-cell>
          <table:table-cell table:number-columns-repeated="1020"/>
        </table:table-row>
        <table:table-row table:style-name="ro7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little boxes, huge level, well cost several tries but worth it, challenges: notbuse specific things, kill n ghosts</text:p>
          </table:table-cell>
          <table:table-cell table:number-columns-repeated="1020"/>
        </table:table-row>
        <table:table-row table:style-name="ro8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8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8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8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8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8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huge square level, just rocks and ghosts</text:p>
          </table:table-cell>
          <table:table-cell office:value-type="string" calcext:value-type="string">
            <text:p>A: medium difficulty; interesting but may be too large =&gt; reduce size?</text:p>
          </table:table-cell>
          <table:table-cell office:value-type="string" calcext:value-type="string">
            <text:p>. .</text:p>
          </table:table-cell>
          <table:table-cell table:number-columns-repeated="1020"/>
        </table:table-row>
        <table:table-row table:style-name="ro11">
          <table:table-cell office:value-type="float" office:value="59" calcext:value-type="float">
            <text:p>59</text:p>
          </table:table-cell>
          <table:table-cell office:value-type="string" calcext:value-type="string">
            <text:p>square level with four quarter squares, mines, no ghosts, 1 imprisoned jpill + 1 corresponding bomb one quarter square with rotating oneways gets McMinos stuck</text:p>
          </table:table-cell>
          <table:table-cell office:value-type="string" calcext:value-type="string">
            <text:p>A: medium difficulty, no fun =&gt; remove</text:p>
          </table:table-cell>
          <table:table-cell office:value-type="string" calcext:value-type="string">
            <text:p>. .</text:p>
          </table:table-cell>
          <table:table-cell table:number-columns-repeated="1020"/>
        </table:table-row>
        <table:table-row table:style-name="ro7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huge, extremely hard, fun, tons of pills and ghosts, only one accelerator, uber challenge: do not use accelerator</text:p>
          </table:table-cell>
          <table:table-cell table:number-columns-repeated="1020"/>
        </table:table-row>
        <table:table-row table:style-name="ro8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8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8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8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2">
          <table:table-cell office:value-type="float" office:value="65" calcext:value-type="float">
            <text:p>65</text:p>
          </table:table-cell>
          <table:table-cell table:number-columns-repeated="3"/>
          <table:table-cell office:value-type="string" calcext:value-type="string">
            <text:p>REMOVE – was done by Stefan, want to avoid problems</text:p>
          </table:table-cell>
          <table:table-cell table:number-columns-repeated="1019"/>
        </table:table-row>
        <table:table-row table:style-name="ro13">
          <table:table-cell office:value-type="float" office:value="66" calcext:value-type="float">
            <text:p>66</text:p>
          </table:table-cell>
          <table:table-cell office:value-type="string" calcext:value-type="string">
            <text:p>Medium large level; hunt jpills to manouver them into mines, so you can get to the important parts</text:p>
          </table:table-cell>
          <table:table-cell office:value-type="string" calcext:value-type="string">
            <text:p>not too difficult, may be a little too large. infinite world; may be a little size reduction makes it more fun?</text:p>
          </table:table-cell>
          <table:table-cell table:number-columns-repeated="1021"/>
        </table:table-row>
        <table:table-row table:style-name="ro8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8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8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nice bonus level, challenge: take less than n gold to finish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huge, lots of ghosts, 1 key to get, uber hard, <text:s/>challenges?</text:p>
          </table:table-cell>
          <table:table-cell table:number-columns-repeated="1020"/>
        </table:table-row>
        <table:table-row table:style-name="ro8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8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8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8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14" table:number-rows-repeated="1048498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.00.0000</text:date>, <text:time style:data-style-name="N2" text:time-value="13:11:04.02755908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Neudecker</meta:initial-creator>
    <meta:creation-date>2015-11-01T21:35:33.009729709</meta:creation-date>
    <dc:date>2015-11-02T13:17:44.395650316</dc:date>
    <dc:creator>Andreas Neudecker</dc:creator>
    <meta:editing-duration>PT4H19M32S</meta:editing-duration>
    <meta:editing-cycles>6</meta:editing-cycles>
    <meta:generator>LibreOffice/5.0.3.1$Linux_x86 LibreOffice_project/00m0$Build-1</meta:generator>
    <meta:document-statistic meta:table-count="1" meta:cell-count="184" meta:object-count="0"/>
  </office:meta>
</office:document-meta>
</file>